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Return_20_Address" style:list-style-name="" style:master-page-name="">
      <style:paragraph-properties fo:margin-left="0cm" fo:margin-right="0cm" fo:line-height="2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" fo:font-size="6pt" fo:language="hr" fo:country="HR" officeooo:rsid="0050d8a3" officeooo:paragraph-rsid="0054c369" style:font-size-asian="6pt" style:font-name-complex="Arial" style:font-size-complex="6pt"/>
    </style:style>
    <style:style style:name="P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style:font-size-asian="6pt" style:font-name-complex="Arial" style:font-size-complex="6pt"/>
    </style:style>
    <style:style style:name="P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54c369" style:font-size-asian="6pt" style:font-name-complex="Arial" style:font-size-complex="6pt"/>
    </style:style>
    <style:style style:name="P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2d1b5f" style:font-size-asian="6pt" style:font-name-complex="Arial" style:font-size-complex="6pt"/>
    </style:style>
    <style:style style:name="P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rsid="0050d8a3" officeooo:paragraph-rsid="0054c369" style:font-size-asian="6pt" style:font-name-complex="Arial" style:font-size-complex="6pt"/>
    </style:style>
    <style:style style:name="P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10pt" style:font-name-complex="Arial" style:font-size-complex="10pt"/>
    </style:style>
    <style:style style:name="P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1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631668" style:font-size-asian="10pt" style:font-name-complex="Arial" style:font-size-complex="10pt"/>
    </style:style>
    <style:style style:name="P1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style:font-size-asian="10pt" style:font-weight-asian="bold" style:font-name-complex="Arial" style:font-size-complex="10pt"/>
    </style:style>
    <style:style style:name="P12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officeooo:paragraph-rsid="002d1b5f" style:font-size-asian="10pt" style:font-weight-asian="bold" style:font-name-complex="Arial" style:font-size-complex="10pt"/>
    </style:style>
    <style:style style:name="P1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8.75pt" style:font-name-complex="Arial" style:font-size-complex="10pt"/>
    </style:style>
    <style:style style:name="P1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8.75pt" style:font-name-complex="Arial" style:font-size-complex="10pt"/>
    </style:style>
    <style:style style:name="P15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style:font-size-asian="14pt" style:font-weight-asian="bold" style:font-name-complex="Arial" style:font-size-complex="14pt"/>
    </style:style>
    <style:style style:name="P16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1b5f" officeooo:paragraph-rsid="002d1b5f" style:font-size-asian="14pt" style:font-weight-asian="bold" style:font-name-complex="Arial" style:font-size-complex="14pt"/>
    </style:style>
    <style:style style:name="P17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50c0" officeooo:paragraph-rsid="002d50c0" style:font-size-asian="14pt" style:font-weight-asian="bold" style:font-name-complex="Arial" style:font-size-complex="14pt"/>
    </style:style>
    <style:style style:name="P1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style:font-size-asian="7pt" style:font-name-complex="Arial" style:font-size-complex="7pt"/>
    </style:style>
    <style:style style:name="P1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officeooo:paragraph-rsid="002d1b5f" style:font-size-asian="7pt" style:font-name-complex="Arial" style:font-size-complex="7pt"/>
    </style:style>
    <style:style style:name="P2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4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" fo:language="hr" fo:country="HR" fo:font-weight="bold" style:font-weight-asian="bold" style:font-name-complex="Arial"/>
    </style:style>
    <style:style style:name="P2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2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2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2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2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" fo:font-size="9pt" fo:language="hr" fo:country="HR" style:font-size-asian="9pt" style:font-name-complex="Arial" style:font-size-complex="9pt"/>
    </style:style>
    <style:style style:name="T2" style:family="text">
      <style:text-properties fo:color="#404040" style:font-name="Arial" fo:language="hr" fo:country="HR" officeooo:rsid="0023afd8" style:font-name-complex="Arial"/>
    </style:style>
    <style:style style:name="T3" style:family="text">
      <style:text-properties fo:color="#404040" style:font-name="Arial" fo:language="hr" fo:country="HR" officeooo:rsid="003182ce" style:font-name-complex="Arial"/>
    </style:style>
    <style:style style:name="T4" style:family="text">
      <style:text-properties fo:color="#404040" style:font-name="Arial" fo:font-size="12pt" fo:language="hr" fo:country="HR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fo:color="#404040" style:font-name="Arial" fo:font-size="12pt" fo:language="hr" fo:country="HR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color="#404040" style:font-name="Arial" fo:font-size="12pt" fo:language="hr" fo:country="HR" fo:font-weight="bold" officeooo:rsid="0023afd8" style:font-size-asian="12pt" style:font-weight-asian="bold" style:font-name-complex="Arial" style:font-size-complex="12pt" style:font-weight-complex="bold"/>
    </style:style>
    <style:style style:name="T7" style:family="text">
      <style:text-properties fo:color="#404040" style:font-name="Arial" fo:font-size="12pt" fo:language="hr" fo:country="HR" style:text-underline-style="none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404040" style:font-name="Arial" fo:font-size="12pt" fo:language="hr" fo:country="HR" style:text-underline-style="none" fo:font-weight="normal" style:font-size-asian="12pt" style:font-weight-asian="normal" style:font-name-complex="Arial" style:font-size-complex="12pt" style:font-weight-complex="normal"/>
    </style:style>
    <style:style style:name="T9" style:family="text">
      <style:text-properties fo:color="#404040" style:font-name="Arial" fo:font-size="12pt" fo:language="hr" fo:country="HR" style:font-size-asian="12pt" style:font-name-complex="Arial" style:font-size-complex="12pt"/>
    </style:style>
    <style:style style:name="T10" style:family="text">
      <style:text-properties fo:font-size="7pt" officeooo:rsid="00257be2" style:font-size-asian="7pt" style:font-size-complex="7pt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 'en_US')&gt;">setLang_en_US</text:text-input></text:p>
      <text:p text:style-name="P4"><text:text-input text:description="&lt;if test=&quot;'Legal' in o.holiday_status_id.name&quot;&gt;">if legal leave</text:text-input></text:p>
      <text:p text:style-name="P27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7"/>
      <text:p text:style-name="P7"/>
      <text:p text:style-name="P10"><text:span text:style-name="T11"><text:text-input text:description="&lt;o.employee_id.company_id.name&gt;">Company</text:text-input></text:span></text:p>
      <text:p text:style-name="P7"/>
      <text:p text:style-name="P7"/>
      <text:p text:style-name="P7"/>
      <text:p text:style-name="P7"/>
      <text:p text:style-name="P15"><text:text-input text:description="&lt; _(' ZAHTJEV ZA KORIŠTENJE GODIŠNJEG ODMORA ZA')">ZAHTJEV ZA KORIŠTENJE GODIŠNJEG ODMORA ZA</text:text-input> <text:text-input text:description="&lt; o.holiday_status_id.year or '' &gt;">Year</text:text-input>.</text:p>
      <text:p text:style-name="P11"/>
      <text:p text:style-name="P11"/>
      <text:p text:style-name="P11"/>
      <text:p text:style-name="P7"/>
      <text:p text:style-name="P7"/>
      <text:p text:style-name="P29"><text:span text:style-name="T3"><text:text-input text:description="&lt;_('Datum zahtjeva')&gt;">Datum zahtjeva</text:text-input></text:span><text:span text:style-name="T2">: </text:span><text:span text:style-name="T6"><text:text-input text:description="&lt;formatLang(o.create_date or '', date=True)&gt;">RequestDate</text:text-input></text:span></text:p>
      <text:p text:style-name="P7"/>
      <text:p text:style-name="P7"/>
      <text:p text:style-name="P7"/>
      <text:p text:style-name="P29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7"/>
      <text:p text:style-name="P7"/>
      <text:p text:style-name="P7"/>
      <text:p text:style-name="P26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/text:p>
      <text:p text:style-name="P26"><text:span text:style-name="T1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 _('radnih dana')&gt;">radnih dana</text:text-input></text:span><text:span text:style-name="T1">. <text:s/></text:span></text:p>
      <text:p text:style-name="P7"/>
      <text:p text:style-name="P7"/>
      <text:p text:style-name="P7"/>
      <text:p text:style-name="P7"/>
      <text:p text:style-name="P18">____________<text:text-input text:description="&lt;o.employee_id.name or ''&gt;">Employee</text:text-input>___________</text:p>
      <text:p text:style-name="P18"><text:tab/><text:text-input text:description="&lt; _('(podnositelj zahtjeva)')&gt;">(podnositelj zahtjeva)</text:text-input>*</text:p>
      <text:p text:style-name="P7"/>
      <text:p text:style-name="P7"/>
      <text:p text:style-name="P20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3"/>
      <text:p text:style-name="P22">__________________________________________________________________________________________</text:p>
      <text:p text:style-name="P24"><text:text-input text:description="&lt; _('RJEŠENJE O KORIŠTENJU GODIŠNJEG ODMORA') &gt;">RJEŠENJE O KORIŠTENJU GODIŠNJEG ODMORA</text:text-input></text:p>
      <text:p text:style-name="P11"/>
      <text:p text:style-name="P11"/>
      <text:p text:style-name="P7"/>
      <text:p text:style-name="P25"><text:text-input text:description="&lt; _('Odobrava se gore navedeni zahtjev za korištenje godišnjeg odmora.')&gt;">Odobrava se gore navedeni zahtjev za korištenje godišnjeg odmora.</text:text-input></text:p>
      <text:p text:style-name="P9"/>
      <text:p text:style-name="P22">____________________________</text:p>
      <text:p text:style-name="P22"><text:tab/><text:text-input text:description="&lt; _('Potpis i pečat')&gt;">Potpis i pečat</text:text-input></text:p>
      <text:p text:style-name="P1"/>
      <text:p text:style-name="P3"><text:text-input text:description="&lt;/if&gt;">end if</text:text-input></text:p>
      <text:p text:style-name="P6"><text:soft-page-break/><text:text-input text:description="&lt;setLang( 'en_US')&gt;">setLang_en_US</text:text-input></text:p>
      <text:p text:style-name="P4"><text:text-input text:description="&lt;if test=&quot;'Sick' in o.holiday_status_id.name&quot;&gt;">if sick leave</text:text-input> </text:p>
      <text:p text:style-name="P5"/>
      <text:p text:style-name="P27"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text-input text:description="&lt; _('OBAVJEST O PRIVREMENOJ NESPOSOBNOSTI ZA RAD')&gt; ">OBAVJEST O PRIVREMENOJ NESPOSOBNOSTI ZA RAD</text:text-input></text:p>
      <text:p text:style-name="P17"><text:text-input text:description="&lt; _('(BOLOVANJE)')&gt;">(BOLOVANJE)</text:text-input></text:p>
      <text:p text:style-name="P12"/>
      <text:p text:style-name="P12"/>
      <text:p text:style-name="P12"/>
      <text:p text:style-name="P8"/>
      <text:p text:style-name="P8"/>
      <text:p text:style-name="P30"><text:span text:style-name="T2"><text:text-input text:description="&lt; _('Datum') &gt;">Datum</text:text-input></text:span><text:span text:style-name="T2">: </text:span><text:span text:style-name="T6"><text:text-input text:description="&lt;formatLang(o.create_date or '', date=True)&gt;">RequestDate</text:text-input></text:span></text:p>
      <text:p text:style-name="P8"/>
      <text:p text:style-name="P8"/>
      <text:p text:style-name="P8"/>
      <text:p text:style-name="P30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8"/>
      <text:p text:style-name="P8"/>
      <text:p text:style-name="P8"/>
      <text:p text:style-name="P28"><text:span text:style-name="T1"><text:text-input text:description="&lt; _('Predviđeno trajanje od')&gt;">Predviđeno trajanje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text:span text:style-name="T8">, </text:span><text:span text:style-name="T8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_('radnih dana')&gt;">radnih dana</text:text-input></text:span><text:span text:style-name="T1">. <text:s/></text:span></text:p>
      <text:p text:style-name="P8"/>
      <text:p text:style-name="P8"/>
      <text:p text:style-name="P8"/>
      <text:p text:style-name="P8"/>
      <text:p text:style-name="P19">____________<text:text-input text:description="&lt;o.employee_id.name or ''&gt;">Employee</text:text-input>___________</text:p>
      <text:p text:style-name="P19"><text:tab/><text:text-input text:description="&lt; _('(podnositelj zahtjeva)')&gt;">(podnositelj zahtjeva)</text:text-input>*</text:p>
      <text:p text:style-name="P8"/>
      <text:p text:style-name="P8"/>
      <text:p text:style-name="P21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4"/>
      <text:p text:style-name="P23"/>
      <text:p text:style-name="P5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3-14T17:06:42.929054277</dc:date>
    <meta:print-date>2016-03-11T12:22:00</meta:print-date>
    <meta:editing-cycles>71</meta:editing-cycles>
    <meta:generator>LibreOffice/5.1.5.2$Linux_X86_64 LibreOffice_project/10m0$Build-2</meta:generator>
    <meta:editing-duration>P1DT6H30M59S</meta:editing-duration>
    <meta:document-statistic meta:table-count="0" meta:image-count="0" meta:object-count="0" meta:page-count="2" meta:paragraph-count="30" meta:word-count="233" meta:character-count="1096" meta:non-whitespace-character-count="993"/>
  </office:meta>
</office:document-meta>
</file>